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02. Manter Roteiro</text:h>
      <text:h text:style-name="Heading_20_2" text:outline-level="2">Descrição:</text:h>
      <text:p text:style-name="Text_20_body"><text:tab/>O usuário pode consultar, adicionar, alterar ou excluir roteiros no sistema.</text:p>
      <text:h text:style-name="Heading_20_2" text:outline-level="2">Atores:</text:h>
      <text:p text:style-name="Text_20_body"><text:tab/>Usuário privado (Fluxos: Todos).</text:p>
      <text:h text:style-name="Heading_20_2" text:outline-level="2">Pré-Condições:</text:h>
      <text:p text:style-name="Text_20_body"><text:tab/>O usuário privado deve estar cadastrado e logado no sistema.</text:p>
      <text:p text:style-name="Text_20_body"/>
      <text:h text:style-name="Heading_20_2" text:outline-level="2">Fluxo Principal [Listar Todos]:</text:h>
      <text:p text:style-name="Text_20_body"><text:tab/>1 – O usuário seleciona a opção Meus Roteiros. <text:s/></text:p>
      <text:p text:style-name="Text_20_body"><text:tab/>2 – O sistema apresenta a tela com a listagens dos roteiros do usuário. [A.1 – Detalhar][A.2 – Inserir]</text:p>
      <text:p text:style-name="Text_20_body"/>
      <text:h text:style-name="Heading_20_2" text:outline-level="2">Fluxos Alternativos:</text:h>
      <text:p text:style-name="Text_20_body"><text:tab/>A.1 [Detalhar]</text:p>
      <text:p text:style-name="Text_20_body"><text:tab/><text:tab/>1 – O usuário seleciona um roteiro da listagem.</text:p>
      <text:p text:style-name="Text_20_body"><text:tab/><text:tab/>2 – O sistema apresenta as informações do roteiro, destinos e programas . [A.3 - Alterar][A.4 – Excluir][A.5 – Manter destino][A.6 – Manter programa]</text:p>
      <text:p text:style-name="Text_20_body"><text:tab/>A.2[Inserir]</text:p>
      <text:p text:style-name="Text_20_body"><text:tab/><text:tab/>1 – O usuário seleciona opção de inserir roteiro.</text:p>
      <text:p text:style-name="Text_20_body"><text:tab/><text:tab/>2 – O sistema apresenta a tela com o formulário de roteiros.</text:p>
      <text:p text:style-name="Text_20_body"><text:tab/><text:tab/>3 – O usuário preenche o formulário e seleciona a opção de inserir.[E.1]</text:p>
      <text:p text:style-name="Text_20_body"><text:tab/><text:tab/>4 – O sistema exibe a tela de detalhamento e informa que os dados foram inseridos com sucesso.<text:tab/></text:p>
      <text:p text:style-name="Text_20_body"><text:tab/>A.3 [Alterar]</text:p>
      <text:p text:style-name="Text_20_body"><text:tab/><text:tab/>1 – O usuário seleciona a opção de alterar o roteiro.</text:p>
      <text:p text:style-name="Text_20_body"><text:tab/><text:tab/>2 – O sistema apresenta a tela de edição de roteiro.</text:p>
      <text:p text:style-name="Text_20_body"><text:tab/><text:tab/>3 – O usuário adiciona novas informações (ou altera todos os dados) e depois seleciona a opção de salvar. [E.1]</text:p>
      <text:p text:style-name="Text_20_body"><text:tab/><text:tab/>4 – O sistema exibe a tela de detalhamento e informa que os dados foram atualizados <text:s/>com sucesso.<text:tab/></text:p>
      <text:p text:style-name="Text_20_body"/>
      <text:p text:style-name="Text_20_body"><text:tab/></text:p>
      <text:p text:style-name="Text_20_body"><text:tab/>A.4 [Excluir]</text:p>
      <text:p text:style-name="Text_20_body"><text:soft-page-break/><text:tab/><text:tab/>1 – O usuário seleciona a opção de excluir o roteiro.</text:p>
      <text:p text:style-name="Text_20_body"><text:tab/><text:tab/>2 – O sistema exibe a tela de confirmação de exclusão.</text:p>
      <text:p text:style-name="Text_20_body"><text:tab/><text:tab/>3 – O usuário confirma a exclusão.</text:p>
      <text:p text:style-name="Text_20_body"><text:tab/><text:tab/>4 – O sistema exclui o roteiro e exibe todos os roteiros do usuário .</text:p>
      <text:p text:style-name="Standard"><text:tab/>A.5 – [Manter destino]</text:p>
      <text:p text:style-name="Standard"><text:tab/><text:tab/>Os passos estão descritos no caso de uso Manter destino(UC – 05).</text:p>
      <text:p text:style-name="Standard"><text:tab/>A.6 – [Manter programa]</text:p>
      <text:p text:style-name="Standard"><text:tab/><text:tab/>Os passos estão descritos no caso de uso Manter programa(UC – 12).</text:p>
      <text:h text:style-name="Heading_20_2" text:outline-level="2">Fluxos de exceção:</text:h>
      <text:p text:style-name="Text_20_body"><text:tab/>E.1 [Campos obrigatórios não preenchidos]</text:p>
      <text:p text:style-name="Text_20_body"><text:tab/><text:tab/>1 – O sistema não salva o roteiro, volta para tela de cadastro e informa que os campos obrigatórios devem ser preenchi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15:12</meta:creation-date>
    <dc:date>2009-09-24T09:55:36</dc:date>
    <meta:editing-duration>PT01H01M08S</meta:editing-duration>
    <meta:editing-cycles>27</meta:editing-cycles>
    <meta:generator>OpenOffice.org/3.0$Unix OpenOffice.org_project/300m15$Build-9379</meta:generator>
    <meta:document-statistic meta:table-count="0" meta:image-count="0" meta:object-count="0" meta:page-count="2" meta:paragraph-count="37" meta:word-count="323" meta:character-count="1874"/>
  </office:meta>
</office:document-meta>
</file>